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0.5cm"/>
    </style:style>
    <style:style style:name="P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sq" fo:country="AL" style:language-asian="zxx" style:country-asian="none"/>
    </style:style>
    <style:style style:name="T3" style:family="text">
      <style:text-properties fo:language="az" fo:country="AZ" style:language-asian="zxx" style:country-asian="none"/>
    </style:style>
    <style:style style:name="T4" style:family="text">
      <style:text-properties fo:language="az" fo:country="cyrillic" style:language-asian="zxx" style:country-asian="none"/>
    </style:style>
    <style:style style:name="T5" style:family="text">
      <style:text-properties fo:language="cop" fo:country="EG" style:language-asian="zxx" style:country-asian="none"/>
    </style:style>
    <style:style style:name="T6" style:family="text">
      <style:text-properties fo:language="ga" fo:country="IE" style:language-asian="zxx" style:country-asian="none"/>
    </style:style>
    <style:style style:name="T7" style:family="text">
      <style:text-properties fo:language="et" fo:country="EE" style:language-asian="zxx" style:country-asian="none"/>
    </style:style>
    <style:style style:name="T8" style:family="text">
      <style:text-properties fo:language="oc" fo:country="FR" style:language-asian="zxx" style:country-asian="none"/>
    </style:style>
    <style:style style:name="T9" style:family="text">
      <style:text-properties fo:language="eu" fo:country="none" style:language-asian="zxx" style:country-asian="none"/>
    </style:style>
    <style:style style:name="T10" style:family="text">
      <style:text-properties fo:language="be" fo:country="BY" style:language-asian="zxx" style:country-asian="none"/>
    </style:style>
    <style:style style:name="T11" style:family="text">
      <style:text-properties fo:language="bm" fo:country="ML" style:language-asian="zxx" style:country-asian="none"/>
    </style:style>
    <style:style style:name="T12" style:family="text">
      <style:text-properties fo:language="bg" fo:country="BG" style:language-asian="zxx" style:country-asian="none"/>
    </style:style>
    <style:style style:name="T13" style:family="text">
      <style:text-properties fo:language="nso" fo:country="ZA" style:language-asian="zxx" style:country-asian="none"/>
    </style:style>
    <style:style style:name="T14" style:family="text">
      <style:text-properties fo:language="is" fo:country="IS" style:language-asian="zxx" style:country-asian="none"/>
    </style:style>
    <style:style style:name="T15" style:family="text">
      <style:text-properties fo:language="pl" fo:country="PL" style:language-asian="zxx" style:country-asian="none"/>
    </style:style>
    <style:style style:name="T16" style:family="text">
      <style:text-properties fo:language="bs" fo:country="BA" style:language-asian="zxx" style:country-asian="none"/>
    </style:style>
    <style:style style:name="T17" style:family="text">
      <style:text-properties fo:language="br" fo:country="FR" style:language-asian="zxx" style:country-asian="none"/>
    </style:style>
    <style:style style:name="T18" style:family="text">
      <style:text-properties fo:language="cv" fo:country="RU" style:language-asian="zxx" style:country-asian="none"/>
    </style:style>
    <style:style style:name="T19" style:family="text">
      <style:text-properties fo:language="tn" fo:country="BW" style:language-asian="zxx" style:country-asian="none"/>
    </style:style>
    <style:style style:name="T20" style:family="text">
      <style:text-properties fo:language="tn" fo:country="ZA" style:language-asian="zxx" style:country-asian="none"/>
    </style:style>
    <style:style style:name="T21" style:family="text">
      <style:text-properties fo:language="ts" fo:country="ZA" style:language-asian="zxx" style:country-asian="none"/>
    </style:style>
    <style:style style:name="T22" style:family="text">
      <style:text-properties fo:language="tt" fo:country="RU" style:language-asian="zxx" style:country-asian="none"/>
    </style:style>
    <style:style style:name="T23" style:family="text">
      <style:text-properties fo:language="da" fo:country="DK" style:language-asian="zxx" style:country-asian="none"/>
    </style:style>
    <style:style style:name="T24" style:family="text">
      <style:text-properties fo:language="de" fo:country="AT" style:language-asian="zxx" style:country-asian="none"/>
    </style:style>
    <style:style style:name="T25" style:family="text">
      <style:text-properties fo:language="de" fo:country="BE" style:language-asian="zxx" style:country-asian="none"/>
    </style:style>
    <style:style style:name="T26" style:family="text">
      <style:text-properties fo:language="de" fo:country="DE" style:language-asian="zxx" style:country-asian="none"/>
    </style:style>
    <style:style style:name="T27" style:family="text">
      <style:text-properties fo:language="de" fo:country="LI" style:language-asian="zxx" style:country-asian="none"/>
    </style:style>
    <style:style style:name="T28" style:family="text">
      <style:text-properties fo:language="de" fo:country="LU" style:language-asian="zxx" style:country-asian="none"/>
    </style:style>
    <style:style style:name="T29" style:family="text">
      <style:text-properties fo:language="de" fo:country="CH" style:language-asian="zxx" style:country-asian="none"/>
    </style:style>
    <style:style style:name="T30" style:family="text">
      <style:text-properties fo:language="dv" fo:country="MV" style:language-asian="zxx" style:country-asian="none"/>
    </style:style>
    <style:style style:name="T31" style:family="text">
      <style:text-properties fo:language="ru" fo:country="RU" style:language-asian="zxx" style:country-asian="none"/>
    </style:style>
    <style:style style:name="T32" style:family="text">
      <style:text-properties fo:language="nr" fo:country="ZA" style:language-asian="zxx" style:country-asian="none"/>
    </style:style>
    <style:style style:name="T33" style:family="text">
      <style:text-properties fo:language="fo" fo:country="FO" style:language-asian="zxx" style:country-asian="none"/>
    </style:style>
    <style:style style:name="T34" style:family="text">
      <style:text-properties fo:language="fr" fo:country="BE" style:language-asian="zxx" style:country-asian="none"/>
    </style:style>
    <style:style style:name="T35" style:family="text">
      <style:text-properties fo:language="fr" fo:country="FR" style:language-asian="zxx" style:country-asian="none"/>
    </style:style>
    <style:style style:name="T36" style:family="text">
      <style:text-properties fo:language="fr" fo:country="CA" style:language-asian="zxx" style:country-asian="none"/>
    </style:style>
    <style:style style:name="T37" style:family="text">
      <style:text-properties fo:language="fr" fo:country="LU" style:language-asian="zxx" style:country-asian="none"/>
    </style:style>
    <style:style style:name="T38" style:family="text">
      <style:text-properties fo:language="fr" fo:country="MC" style:language-asian="zxx" style:country-asian="none"/>
    </style:style>
    <style:style style:name="T39" style:family="text">
      <style:text-properties fo:language="fr" fo:country="CH" style:language-asian="zxx" style:country-asian="none"/>
    </style:style>
    <style:style style:name="T40" style:family="text">
      <style:text-properties fo:language="fj" fo:country="FJ" style:language-asian="zxx" style:country-asian="none"/>
    </style:style>
    <style:style style:name="T41" style:family="text">
      <style:text-properties fo:language="fi" fo:country="FI" style:language-asian="zxx" style:country-asian="none"/>
    </style:style>
    <style:style style:name="T42" style:family="text">
      <style:text-properties fo:language="fy" fo:country="NL" style:language-asian="zxx" style:country-asian="none"/>
    </style:style>
    <style:style style:name="T43" style:family="text">
      <style:text-properties fo:language="fur" fo:country="IT" style:language-asian="zxx" style:country-asian="none"/>
    </style:style>
    <style:style style:name="T44" style:family="text">
      <style:text-properties fo:language="kok" fo:country="IN" style:language-asian="zxx" style:country-asian="none"/>
    </style:style>
    <style:style style:name="T45" style:family="text">
      <style:text-properties fo:language="kl" fo:country="GL" style:language-asian="zxx" style:country-asian="none"/>
    </style:style>
    <style:style style:name="T46" style:family="text">
      <style:text-properties fo:language="ka" fo:country="GE" style:language-asian="zxx" style:country-asian="none"/>
    </style:style>
    <style:style style:name="T47" style:family="text">
      <style:text-properties fo:language="gsc" fo:country="FR" style:language-asian="zxx" style:country-asian="none"/>
    </style:style>
    <style:style style:name="T48" style:family="text">
      <style:text-properties fo:language="gd" fo:country="GB" style:language-asian="zxx" style:country-asian="none"/>
    </style:style>
    <style:style style:name="T49" style:family="text">
      <style:text-properties fo:language="kk" fo:country="KZ" style:language-asian="zxx" style:country-asian="none"/>
    </style:style>
    <style:style style:name="T50" style:family="text">
      <style:text-properties fo:language="nl" fo:country="BE" style:language-asian="zxx" style:country-asian="none"/>
    </style:style>
    <style:style style:name="T51" style:family="text">
      <style:text-properties fo:language="nl" fo:country="NL" style:language-asian="zxx" style:country-asian="none"/>
    </style:style>
    <style:style style:name="T52" style:family="text">
      <style:text-properties fo:language="ky" fo:country="KG" style:language-asian="zxx" style:country-asian="none"/>
    </style:style>
    <style:style style:name="T53" style:family="text">
      <style:text-properties fo:language="gl" fo:country="ES" style:language-asian="zxx" style:country-asian="none"/>
    </style:style>
    <style:style style:name="T54" style:family="text">
      <style:text-properties fo:language="ca" fo:country="ES" style:language-asian="zxx" style:country-asian="none"/>
    </style:style>
    <style:style style:name="T55" style:family="text">
      <style:text-properties fo:language="cs" fo:country="CZ" style:language-asian="zxx" style:country-asian="none"/>
    </style:style>
    <style:style style:name="T56" style:family="text">
      <style:text-properties fo:language="xh" fo:country="ZA" style:language-asian="zxx" style:country-asian="none"/>
    </style:style>
    <style:style style:name="T57" style:family="text">
      <style:text-properties fo:language="hr" fo:country="HR" style:language-asian="zxx" style:country-asian="none"/>
    </style:style>
    <style:style style:name="T58" style:family="text">
      <style:text-properties fo:language="ak" fo:country="GH" style:language-asian="zxx" style:country-asian="none"/>
    </style:style>
    <style:style style:name="T59" style:family="text">
      <style:text-properties fo:language="ku" fo:country="TR" style:language-asian="zxx" style:country-asian="none"/>
    </style:style>
    <style:style style:name="T60" style:family="text">
      <style:text-properties fo:language="ku" fo:country="SY" style:language-asian="zxx" style:country-asian="none"/>
    </style:style>
    <style:style style:name="T61" style:family="text">
      <style:text-properties fo:language="ia" fo:country="none" style:language-asian="zxx" style:country-asian="none"/>
    </style:style>
    <style:style style:name="T62" style:family="text">
      <style:text-properties fo:language="la" fo:country="VA" style:language-asian="zxx" style:country-asian="none"/>
    </style:style>
    <style:style style:name="T63" style:family="text">
      <style:text-properties fo:language="lv" fo:country="LV" style:language-asian="zxx" style:country-asian="none"/>
    </style:style>
    <style:style style:name="T64" style:family="text">
      <style:text-properties fo:language="rm" fo:country="none" style:language-asian="zxx" style:country-asian="none"/>
    </style:style>
    <style:style style:name="T65" style:family="text">
      <style:text-properties fo:language="lt" fo:country="LT" style:language-asian="zxx" style:country-asian="none"/>
    </style:style>
    <style:style style:name="T66" style:family="text">
      <style:text-properties fo:language="lb" fo:country="LU" style:language-asian="zxx" style:country-asian="none"/>
    </style:style>
    <style:style style:name="T67" style:family="text">
      <style:text-properties fo:language="rw" fo:country="RW" style:language-asian="zxx" style:country-asian="none"/>
    </style:style>
    <style:style style:name="T68" style:family="text">
      <style:text-properties fo:language="ro" fo:country="RO" style:language-asian="zxx" style:country-asian="none"/>
    </style:style>
    <style:style style:name="T69" style:family="text">
      <style:text-properties fo:language="ms" fo:country="MY" style:language-asian="zxx" style:country-asian="none"/>
    </style:style>
    <style:style style:name="T70" style:family="text">
      <style:text-properties fo:language="ms" fo:country="BN" style:language-asian="zxx" style:country-asian="none"/>
    </style:style>
    <style:style style:name="T71" style:family="text">
      <style:text-properties fo:language="mk" fo:country="MK" style:language-asian="zxx" style:country-asian="none"/>
    </style:style>
    <style:style style:name="T72" style:family="text">
      <style:text-properties fo:language="mi" fo:country="NZ" style:language-asian="zxx" style:country-asian="none"/>
    </style:style>
    <style:style style:name="T73" style:family="text">
      <style:text-properties fo:language="mn" fo:country="MN" style:language-asian="zxx" style:country-asian="none"/>
    </style:style>
    <style:style style:name="T74" style:family="text">
      <style:text-properties fo:language="mos" fo:country="BF" style:language-asian="zxx" style:country-asian="none"/>
    </style:style>
    <style:style style:name="T75" style:family="text">
      <style:text-properties fo:language="af" fo:country="NA" style:language-asian="zxx" style:country-asian="none"/>
    </style:style>
    <style:style style:name="T76" style:family="text">
      <style:text-properties fo:language="af" fo:country="ZA" style:language-asian="zxx" style:country-asian="none"/>
    </style:style>
    <style:style style:name="T77" style:family="text">
      <style:text-properties fo:language="st" fo:country="ZA" style:language-asian="zxx" style:country-asian="none"/>
    </style:style>
    <style:style style:name="T78" style:family="text">
      <style:text-properties fo:language="nb" fo:country="NO" style:language-asian="zxx" style:country-asian="none"/>
    </style:style>
    <style:style style:name="T79" style:family="text">
      <style:text-properties fo:language="nn" fo:country="NO" style:language-asian="zxx" style:country-asian="none"/>
    </style:style>
    <style:style style:name="T80" style:family="text">
      <style:text-properties fo:language="pt" fo:country="BR" style:language-asian="zxx" style:country-asian="none"/>
    </style:style>
    <style:style style:name="T81" style:family="text">
      <style:text-properties fo:language="pt" fo:country="PT" style:language-asian="zxx" style:country-asian="none"/>
    </style:style>
    <style:style style:name="T82" style:family="text">
      <style:text-properties fo:language="sv" fo:country="FI" style:language-asian="zxx" style:country-asian="none"/>
    </style:style>
    <style:style style:name="T83" style:family="text">
      <style:text-properties fo:language="sv" fo:country="SE" style:language-asian="zxx" style:country-asian="none"/>
    </style:style>
    <style:style style:name="T84" style:family="text">
      <style:text-properties fo:language="sc" fo:country="IT" style:language-asian="zxx" style:country-asian="none"/>
    </style:style>
    <style:style style:name="T85" style:family="text">
      <style:text-properties fo:language="sh" fo:country="YU" style:language-asian="zxx" style:country-asian="none"/>
    </style:style>
    <style:style style:name="T86" style:family="text">
      <style:text-properties fo:language="sr" fo:country="YU" style:language-asian="zxx" style:country-asian="none"/>
    </style:style>
    <style:style style:name="T87" style:family="text">
      <style:text-properties fo:language="eo" fo:country="none" style:language-asian="zxx" style:country-asian="none"/>
    </style:style>
    <style:style style:name="T88" style:family="text">
      <style:text-properties fo:language="sk" fo:country="SK" style:language-asian="zxx" style:country-asian="none"/>
    </style:style>
    <style:style style:name="T89" style:family="text">
      <style:text-properties fo:language="sl" fo:country="SI" style:language-asian="zxx" style:country-asian="none"/>
    </style:style>
    <style:style style:name="T90" style:family="text">
      <style:text-properties fo:language="sw" fo:country="KE" style:language-asian="zxx" style:country-asian="none"/>
    </style:style>
    <style:style style:name="T91" style:family="text">
      <style:text-properties fo:language="sw" fo:country="TZ" style:language-asian="zxx" style:country-asian="none"/>
    </style:style>
    <style:style style:name="T92" style:family="text">
      <style:text-properties fo:language="ss" fo:country="ZA" style:language-asian="zxx" style:country-asian="none"/>
    </style:style>
    <style:style style:name="T93" style:family="text">
      <style:text-properties fo:language="tg" fo:country="TJ" style:language-asian="zxx" style:country-asian="none"/>
    </style:style>
    <style:style style:name="T94" style:family="text">
      <style:text-properties fo:language="ti" fo:country="ET" style:language-asian="zxx" style:country-asian="none"/>
    </style:style>
    <style:style style:name="T95" style:family="text">
      <style:text-properties fo:language="ti" fo:country="ER" style:language-asian="zxx" style:country-asian="none"/>
    </style:style>
    <style:style style:name="T96" style:family="text">
      <style:text-properties fo:language="tr" fo:country="TR" style:language-asian="zxx" style:country-asian="none"/>
    </style:style>
    <style:style style:name="T97" style:family="text">
      <style:text-properties fo:language="wa" fo:country="BE" style:language-asian="zxx" style:country-asian="none"/>
    </style:style>
    <style:style style:name="T98" style:family="text">
      <style:text-properties fo:language="cy" fo:country="GB" style:language-asian="zxx" style:country-asian="none"/>
    </style:style>
    <style:style style:name="T99" style:family="text">
      <style:text-properties fo:language="ve" fo:country="ZA" style:language-asian="zxx" style:country-asian="none"/>
    </style:style>
    <style:style style:name="T100" style:family="text">
      <style:text-properties fo:language="uk" fo:country="UA" style:language-asian="zxx" style:country-asian="none"/>
    </style:style>
    <style:style style:name="T101" style:family="text">
      <style:text-properties fo:language="uz" fo:country="UZ" style:language-asian="zxx" style:country-asian="none"/>
    </style:style>
    <style:style style:name="T102" style:family="text">
      <style:text-properties fo:language="el" fo:country="GR" style:language-asian="zxx" style:country-asian="none"/>
    </style:style>
    <style:style style:name="T103" style:family="text">
      <style:text-properties fo:language="es" fo:country="AR" style:language-asian="zxx" style:country-asian="none"/>
    </style:style>
    <style:style style:name="T104" style:family="text">
      <style:text-properties fo:language="es" fo:country="PY" style:language-asian="zxx" style:country-asian="none"/>
    </style:style>
    <style:style style:name="T105" style:family="text">
      <style:text-properties fo:language="es" fo:country="PA" style:language-asian="zxx" style:country-asian="none"/>
    </style:style>
    <style:style style:name="T106" style:family="text">
      <style:text-properties fo:language="es" fo:country="PR" style:language-asian="zxx" style:country-asian="none"/>
    </style:style>
    <style:style style:name="T107" style:family="text">
      <style:text-properties fo:language="es" fo:country="BO" style:language-asian="zxx" style:country-asian="none"/>
    </style:style>
    <style:style style:name="T108" style:family="text">
      <style:text-properties fo:language="es" fo:country="DO" style:language-asian="zxx" style:country-asian="none"/>
    </style:style>
    <style:style style:name="T109" style:family="text">
      <style:text-properties fo:language="es" fo:country="EC" style:language-asian="zxx" style:country-asian="none"/>
    </style:style>
    <style:style style:name="T110" style:family="text">
      <style:text-properties fo:language="es" fo:country="CO" style:language-asian="zxx" style:country-asian="none"/>
    </style:style>
    <style:style style:name="T111" style:family="text">
      <style:text-properties fo:language="es" fo:country="CR" style:language-asian="zxx" style:country-asian="none"/>
    </style:style>
    <style:style style:name="T112" style:family="text">
      <style:text-properties fo:language="es" fo:country="HN" style:language-asian="zxx" style:country-asian="none"/>
    </style:style>
    <style:style style:name="T113" style:family="text">
      <style:text-properties fo:language="es" fo:country="PE" style:language-asian="zxx" style:country-asian="none"/>
    </style:style>
    <style:style style:name="T114" style:family="text">
      <style:text-properties fo:language="es" fo:country="MX" style:language-asian="zxx" style:country-asian="none"/>
    </style:style>
    <style:style style:name="T115" style:family="text">
      <style:text-properties fo:language="es" fo:country="NI" style:language-asian="zxx" style:country-asian="none"/>
    </style:style>
    <style:style style:name="T116" style:family="text">
      <style:text-properties fo:language="es" fo:country="SV" style:language-asian="zxx" style:country-asian="none"/>
    </style:style>
    <style:style style:name="T117" style:family="text">
      <style:text-properties fo:language="es" fo:country="GT" style:language-asian="zxx" style:country-asian="none"/>
    </style:style>
    <style:style style:name="T118" style:family="text">
      <style:text-properties fo:language="es" fo:country="VE" style:language-asian="zxx" style:country-asian="none"/>
    </style:style>
    <style:style style:name="T119" style:family="text">
      <style:text-properties fo:language="es" fo:country="UY" style:language-asian="zxx" style:country-asian="none"/>
    </style:style>
    <style:style style:name="T120" style:family="text">
      <style:text-properties fo:language="es" fo:country="ES" style:language-asian="zxx" style:country-asian="none"/>
    </style:style>
    <style:style style:name="T121" style:family="text">
      <style:text-properties fo:language="es" fo:country="CL" style:language-asian="zxx" style:country-asian="none"/>
    </style:style>
    <style:style style:name="T122" style:family="text">
      <style:text-properties fo:language="hu" fo:country="HU" style:language-asian="zxx" style:country-asian="none"/>
    </style:style>
    <style:style style:name="T123" style:family="text">
      <style:text-properties fo:language="hy" fo:country="AM" style:language-asian="zxx" style:country-asian="none"/>
    </style:style>
    <style:style style:name="T124" style:family="text">
      <style:text-properties fo:language="it" fo:country="CH" style:language-asian="zxx" style:country-asian="none"/>
    </style:style>
    <style:style style:name="T125" style:family="text">
      <style:text-properties fo:language="it" fo:country="IT" style:language-asian="zxx" style:country-asian="none"/>
    </style:style>
    <style:style style:name="T126" style:family="text">
      <style:text-properties fo:language="id" fo:country="ID" style:language-asian="zxx" style:country-asian="none"/>
    </style:style>
    <style:style style:name="T127" style:family="text">
      <style:text-properties fo:language="en" fo:country="IE" style:language-asian="zxx" style:country-asian="none"/>
    </style:style>
    <style:style style:name="T128" style:family="text">
      <style:text-properties fo:language="en" fo:country="AU" style:language-asian="zxx" style:country-asian="none"/>
    </style:style>
    <style:style style:name="T129" style:family="text">
      <style:text-properties fo:language="en" fo:country="BZ" style:language-asian="zxx" style:country-asian="none"/>
    </style:style>
    <style:style style:name="T130" style:family="text">
      <style:text-properties fo:language="en" fo:country="PH" style:language-asian="zxx" style:country-asian="none"/>
    </style:style>
    <style:style style:name="T131" style:family="text">
      <style:text-properties fo:language="en" fo:country="BS" style:language-asian="zxx" style:country-asian="none"/>
    </style:style>
    <style:style style:name="T132" style:family="text">
      <style:text-properties fo:language="en" fo:country="CA" style:language-asian="zxx" style:country-asian="none"/>
    </style:style>
    <style:style style:name="T133" style:family="text">
      <style:text-properties fo:language="en" fo:country="ZW" style:language-asian="zxx" style:country-asian="none"/>
    </style:style>
    <style:style style:name="T134" style:family="text">
      <style:text-properties fo:language="en" fo:country="US" style:language-asian="zxx" style:country-asian="none"/>
    </style:style>
    <style:style style:name="T135" style:family="text">
      <style:text-properties fo:language="en" fo:country="NA" style:language-asian="zxx" style:country-asian="none"/>
    </style:style>
    <style:style style:name="T136" style:family="text">
      <style:text-properties fo:language="en" fo:country="ZA" style:language-asian="zxx" style:country-asian="none"/>
    </style:style>
    <style:style style:name="T137" style:family="text">
      <style:text-properties fo:language="en" fo:country="TT" style:language-asian="zxx" style:country-asian="none"/>
    </style:style>
    <style:style style:name="T138" style:family="text">
      <style:text-properties fo:language="en" fo:country="NZ" style:language-asian="zxx" style:country-asian="none"/>
    </style:style>
    <style:style style:name="T139" style:family="text">
      <style:text-properties fo:language="en" fo:country="JM" style:language-asian="zxx" style:country-asian="none"/>
    </style:style>
    <style:style style:name="T140" style:family="text">
      <style:text-properties fo:language="en" fo:country="IN" style:language-asian="zxx" style:country-asian="none"/>
    </style:style>
    <style:style style:name="T141" style:family="text">
      <style:text-properties fo:language="en" fo:country="GB" style:language-asian="zxx" style:country-asian="none"/>
    </style:style>
    <style:style style:name="T142" style:family="text">
      <style:text-properties fo:language="zu" fo:country="ZA" style:language-asian="zxx" style:country-asian="none"/>
    </style:style>
    <style:style style:name="T143" style:family="text">
      <style:text-properties fo:language="zxx" fo:country="none" style:language-asian="ja" style:country-asian="JP"/>
    </style:style>
    <style:style style:name="T144" style:family="text">
      <style:text-properties fo:language="zxx" fo:country="none" style:language-asian="ko" style:country-asian="KR"/>
    </style:style>
    <style:style style:name="T145" style:family="text">
      <style:text-properties fo:language="zxx" fo:country="none" style:language-asian="zh" style:country-asian="MO"/>
    </style:style>
    <style:style style:name="T146" style:family="text">
      <style:text-properties fo:language="zxx" fo:country="none" style:language-asian="zh" style:country-asian="TW"/>
    </style:style>
    <style:style style:name="T147" style:family="text">
      <style:text-properties fo:language="zxx" fo:country="none" style:language-asian="zh" style:country-asian="CN"/>
    </style:style>
    <style:style style:name="T148" style:family="text">
      <style:text-properties fo:language="zxx" fo:country="none" style:language-asian="zh" style:country-asian="HK"/>
    </style:style>
    <style:style style:name="T149" style:family="text">
      <style:text-properties fo:language="zxx" fo:country="none" style:language-asian="zh" style:country-asian="SG"/>
    </style:style>
    <style:style style:name="T150" style:family="text">
      <style:text-properties fo:language="zxx" fo:country="none" style:language-asian="zxx" style:country-asian="none" style:language-complex="ar" style:country-complex="DZ"/>
    </style:style>
    <style:style style:name="T151" style:family="text">
      <style:text-properties fo:language="zxx" fo:country="none" style:language-asian="zxx" style:country-asian="none" style:language-complex="ar" style:country-complex="AE"/>
    </style:style>
    <style:style style:name="T152" style:family="text">
      <style:text-properties fo:language="zxx" fo:country="none" style:language-asian="zxx" style:country-asian="none" style:language-complex="ar" style:country-complex="OM"/>
    </style:style>
    <style:style style:name="T153" style:family="text">
      <style:text-properties fo:language="zxx" fo:country="none" style:language-asian="zxx" style:country-asian="none" style:language-complex="ar" style:country-complex="EG"/>
    </style:style>
    <style:style style:name="T154" style:family="text">
      <style:text-properties fo:language="zxx" fo:country="none" style:language-asian="zxx" style:country-asian="none" style:language-complex="ar" style:country-complex="BH"/>
    </style:style>
    <style:style style:name="T155" style:family="text">
      <style:text-properties fo:language="zxx" fo:country="none" style:language-asian="zxx" style:country-asian="none" style:language-complex="ar" style:country-complex="KW"/>
    </style:style>
    <style:style style:name="T156" style:family="text">
      <style:text-properties fo:language="zxx" fo:country="none" style:language-asian="zxx" style:country-asian="none" style:language-complex="ar" style:country-complex="LB"/>
    </style:style>
    <style:style style:name="T157" style:family="text">
      <style:text-properties fo:language="zxx" fo:country="none" style:language-asian="zxx" style:country-asian="none" style:language-complex="ar" style:country-complex="LY"/>
    </style:style>
    <style:style style:name="T158" style:family="text">
      <style:text-properties fo:language="zxx" fo:country="none" style:language-asian="zxx" style:country-asian="none" style:language-complex="ar" style:country-complex="MA"/>
    </style:style>
    <style:style style:name="T159" style:family="text">
      <style:text-properties fo:language="zxx" fo:country="none" style:language-asian="zxx" style:country-asian="none" style:language-complex="ar" style:country-complex="QA"/>
    </style:style>
    <style:style style:name="T160" style:family="text">
      <style:text-properties fo:language="zxx" fo:country="none" style:language-asian="zxx" style:country-asian="none" style:language-complex="ar" style:country-complex="SA"/>
    </style:style>
    <style:style style:name="T161" style:family="text">
      <style:text-properties fo:language="zxx" fo:country="none" style:language-asian="zxx" style:country-asian="none" style:language-complex="ar" style:country-complex="TN"/>
    </style:style>
    <style:style style:name="T162" style:family="text">
      <style:text-properties fo:language="zxx" fo:country="none" style:language-asian="zxx" style:country-asian="none" style:language-complex="ar" style:country-complex="SY"/>
    </style:style>
    <style:style style:name="T163" style:family="text">
      <style:text-properties fo:language="zxx" fo:country="none" style:language-asian="zxx" style:country-asian="none" style:language-complex="ar" style:country-complex="YE"/>
    </style:style>
    <style:style style:name="T164" style:family="text">
      <style:text-properties fo:language="zxx" fo:country="none" style:language-asian="zxx" style:country-asian="none" style:language-complex="ar" style:country-complex="IQ"/>
    </style:style>
    <style:style style:name="T165" style:family="text">
      <style:text-properties fo:language="zxx" fo:country="none" style:language-asian="zxx" style:country-asian="none" style:language-complex="ar" style:country-complex="JO"/>
    </style:style>
    <style:style style:name="T166" style:family="text">
      <style:text-properties fo:language="zxx" fo:country="none" style:language-asian="zxx" style:country-asian="none" style:language-complex="am" style:country-complex="ET"/>
    </style:style>
    <style:style style:name="T167" style:family="text">
      <style:text-properties fo:language="zxx" fo:country="none" style:language-asian="zxx" style:country-asian="none" style:language-complex="as" style:country-complex="IN"/>
    </style:style>
    <style:style style:name="T168" style:family="text">
      <style:text-properties fo:language="zxx" fo:country="none" style:language-asian="zxx" style:country-asian="none" style:language-complex="kn" style:country-complex="IN"/>
    </style:style>
    <style:style style:name="T169" style:family="text">
      <style:text-properties fo:language="zxx" fo:country="none" style:language-asian="zxx" style:country-asian="none" style:language-complex="or" style:country-complex="IN"/>
    </style:style>
    <style:style style:name="T170" style:family="text">
      <style:text-properties fo:language="zxx" fo:country="none" style:language-asian="zxx" style:country-asian="none" style:language-complex="hi" style:country-complex="IN"/>
    </style:style>
    <style:style style:name="T171" style:family="text">
      <style:text-properties fo:language="zxx" fo:country="none" style:language-asian="zxx" style:country-asian="none" style:language-complex="fa" style:country-complex="IR"/>
    </style:style>
    <style:style style:name="T172" style:family="text">
      <style:text-properties fo:language="zxx" fo:country="none" style:language-asian="zxx" style:country-asian="none" style:language-complex="dz" style:country-complex="BT"/>
    </style:style>
    <style:style style:name="T173" style:family="text">
      <style:text-properties fo:language="zxx" fo:country="none" style:language-asian="zxx" style:country-asian="none" style:language-complex="bo" style:country-complex="CN"/>
    </style:style>
    <style:style style:name="T174" style:family="text">
      <style:text-properties fo:language="zxx" fo:country="none" style:language-asian="zxx" style:country-asian="none" style:language-complex="sa" style:country-complex="IN"/>
    </style:style>
    <style:style style:name="T175" style:family="text">
      <style:text-properties fo:language="zxx" fo:country="none" style:language-asian="zxx" style:country-asian="none" style:language-complex="km" style:country-complex="KH"/>
    </style:style>
    <style:style style:name="T176" style:family="text">
      <style:text-properties fo:language="zxx" fo:country="none" style:language-asian="zxx" style:country-asian="none" style:language-complex="gu" style:country-complex="IN"/>
    </style:style>
    <style:style style:name="T177" style:family="text">
      <style:text-properties fo:language="zxx" fo:country="none" style:language-asian="zxx" style:country-asian="none" style:language-complex="ks" style:country-complex="none"/>
    </style:style>
    <style:style style:name="T178" style:family="text">
      <style:text-properties fo:language="zxx" fo:country="none" style:language-asian="zxx" style:country-asian="none" style:language-complex="ks" style:country-complex="IN"/>
    </style:style>
    <style:style style:name="T179" style:family="text">
      <style:text-properties fo:language="zxx" fo:country="none" style:language-asian="zxx" style:country-asian="none" style:language-complex="ku" style:country-complex="IQ"/>
    </style:style>
    <style:style style:name="T180" style:family="text">
      <style:text-properties fo:language="zxx" fo:country="none" style:language-asian="zxx" style:country-asian="none" style:language-complex="ku" style:country-complex="IR"/>
    </style:style>
    <style:style style:name="T181" style:family="text">
      <style:text-properties fo:language="zxx" fo:country="none" style:language-asian="zxx" style:country-asian="none" style:language-complex="lo" style:country-complex="LA"/>
    </style:style>
    <style:style style:name="T182" style:family="text">
      <style:text-properties fo:language="zxx" fo:country="none" style:language-asian="zxx" style:country-asian="none" style:language-complex="mr" style:country-complex="IN"/>
    </style:style>
    <style:style style:name="T183" style:family="text">
      <style:text-properties fo:language="zxx" fo:country="none" style:language-asian="zxx" style:country-asian="none" style:language-complex="ml" style:country-complex="IN"/>
    </style:style>
    <style:style style:name="T184" style:family="text">
      <style:text-properties fo:language="zxx" fo:country="none" style:language-asian="zxx" style:country-asian="none" style:language-complex="mni" style:country-complex="IN"/>
    </style:style>
    <style:style style:name="T185" style:family="text">
      <style:text-properties fo:language="zxx" fo:country="none" style:language-asian="zxx" style:country-asian="none" style:language-complex="bn" style:country-complex="BD"/>
    </style:style>
    <style:style style:name="T186" style:family="text">
      <style:text-properties fo:language="zxx" fo:country="none" style:language-asian="zxx" style:country-asian="none" style:language-complex="bn" style:country-complex="IN"/>
    </style:style>
    <style:style style:name="T187" style:family="text">
      <style:text-properties fo:language="zxx" fo:country="none" style:language-asian="zxx" style:country-asian="none" style:language-complex="ne" style:country-complex="NP"/>
    </style:style>
    <style:style style:name="T188" style:family="text">
      <style:text-properties fo:language="zxx" fo:country="none" style:language-asian="zxx" style:country-asian="none" style:language-complex="ne" style:country-complex="IN"/>
    </style:style>
    <style:style style:name="T189" style:family="text">
      <style:text-properties fo:language="zxx" fo:country="none" style:language-asian="zxx" style:country-asian="none" style:language-complex="pa" style:country-complex="IN"/>
    </style:style>
    <style:style style:name="T190" style:family="text">
      <style:text-properties fo:language="zxx" fo:country="none" style:language-asian="zxx" style:country-asian="none" style:language-complex="te" style:country-complex="IN"/>
    </style:style>
    <style:style style:name="T191" style:family="text">
      <style:text-properties fo:language="zxx" fo:country="none" style:language-asian="zxx" style:country-asian="none" style:language-complex="ta" style:country-complex="IN"/>
    </style:style>
    <style:style style:name="T192" style:family="text">
      <style:text-properties fo:language="zxx" fo:country="none" style:language-asian="zxx" style:country-asian="none" style:language-complex="th" style:country-complex="TH"/>
    </style:style>
    <style:style style:name="T193" style:family="text">
      <style:text-properties fo:language="zxx" fo:country="none" style:language-asian="zxx" style:country-asian="none" style:language-complex="ur" style:country-complex="PK"/>
    </style:style>
    <style:style style:name="T194" style:family="text">
      <style:text-properties fo:language="zxx" fo:country="none" style:language-asian="zxx" style:country-asian="none" style:language-complex="ur" style:country-complex="IN"/>
    </style:style>
    <style:style style:name="T195" style:family="text">
      <style:text-properties fo:language="zxx" fo:country="none" style:language-asian="zxx" style:country-asian="none" style:language-complex="he" style:country-complex="IL"/>
    </style:style>
    <style:style style:name="T196" style:family="text">
      <style:text-properties fo:language="zxx" fo:country="none" style:language-asian="zxx" style:country-asian="none" style:language-complex="si" style:country-complex="LK"/>
    </style:style>
    <style:style style:name="T197" style:family="text">
      <style:text-properties fo:language="zxx" fo:country="none" style:language-asian="zxx" style:country-asian="none" style:language-complex="sd" style:country-complex="IN"/>
    </style:style>
    <style:style style:name="T198" style:family="text">
      <style:text-properties fo:language="zxx" fo:country="none" style:language-asian="zxx" style:country-asian="none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office:forms form:automatic-focus="false" form:apply-design-mode="false"/>
        <draw:frame draw:style-name="gr1" draw:text-style-name="P1" draw:layer="layout" svg:width="43cm" svg:height="59.65cm" svg:x="-10.5cm" svg:y="0cm">
          <draw:text-box>
            <text:p text:style-name="P1"><text:s/>144 8 50</text:p>
            <text:p text:style-name="P1"><text:span text:style-name="T1">1</text:span><text:span text:style-name="T1"><text:tab/></text:span><text:span text:style-name="T1">[</text:span><text:span text:style-name="T1">无</text:span><text:span text:style-name="T1">]</text:span><text:span text:style-name="T1"><text:tab/></text:span></text:p>
            <text:p text:style-name="P1"><text:span text:style-name="T2">2</text:span><text:span text:style-name="T2"><text:tab/></text:span><text:span text:style-name="T2">阿尔巴尼亚语</text:span><text:span text:style-name="T2"><text:tab/></text:span></text:p>
            <text:p text:style-name="P1"><text:span text:style-name="T3">3</text:span><text:span text:style-name="T3"><text:tab/></text:span><text:span text:style-name="T3">阿塞拜疆语（拉丁）</text:span><text:span text:style-name="T3"><text:tab/></text:span></text:p>
            <text:p text:style-name="P1"><text:span text:style-name="T4">4</text:span><text:span text:style-name="T4"><text:tab/></text:span><text:span text:style-name="T4">阿塞拜疆语（西里尔）</text:span><text:span text:style-name="T4"><text:tab/></text:span></text:p>
            <text:p text:style-name="P1"><text:span text:style-name="T5">5</text:span><text:span text:style-name="T5"><text:tab/></text:span><text:span text:style-name="T5">埃及古语</text:span><text:span text:style-name="T5"><text:tab/></text:span></text:p>
            <text:p text:style-name="P1"><text:span text:style-name="T6">6</text:span><text:span text:style-name="T6"><text:tab/></text:span><text:span text:style-name="T6">爱尔兰语</text:span><text:span text:style-name="T6"><text:tab/></text:span></text:p>
            <text:p text:style-name="P1"><text:span text:style-name="T7">7</text:span><text:span text:style-name="T7"><text:tab/></text:span><text:span text:style-name="T7">爱沙尼亚语</text:span><text:span text:style-name="T7"><text:tab/></text:span></text:p>
            <text:p text:style-name="P1"><text:span text:style-name="T8">8</text:span><text:span text:style-name="T8"><text:tab/></text:span><text:span text:style-name="T8">奥克斯坦语</text:span><text:span text:style-name="T8"><text:tab/></text:span></text:p>
            <text:p text:style-name="P1"><text:span text:style-name="T9">9</text:span><text:span text:style-name="T9"><text:tab/></text:span><text:span text:style-name="T9">巴斯克语</text:span><text:span text:style-name="T9"><text:tab/></text:span></text:p>
            <text:p text:style-name="P1"><text:span text:style-name="T10">10</text:span><text:span text:style-name="T10"><text:tab/></text:span><text:span text:style-name="T10">白俄罗斯语</text:span><text:span text:style-name="T10"><text:tab/></text:span></text:p>
            <text:p text:style-name="P1"><text:span text:style-name="T11">11</text:span><text:span text:style-name="T11"><text:tab/></text:span><text:span text:style-name="T11">班巴拉语</text:span><text:span text:style-name="T11"><text:tab/></text:span></text:p>
            <text:p text:style-name="P1"><text:span text:style-name="T12">12</text:span><text:span text:style-name="T12"><text:tab/></text:span><text:span text:style-name="T12">保加利亚语</text:span><text:span text:style-name="T12"><text:tab/></text:span></text:p>
            <text:p text:style-name="P1"><text:span text:style-name="T13">13</text:span><text:span text:style-name="T13"><text:tab/></text:span><text:span text:style-name="T13">北索托语</text:span><text:span text:style-name="T13"><text:tab/></text:span></text:p>
            <text:p text:style-name="P1"><text:span text:style-name="T14">14</text:span><text:span text:style-name="T14"><text:tab/></text:span><text:span text:style-name="T14">冰岛语</text:span><text:span text:style-name="T14"><text:tab/></text:span></text:p>
            <text:p text:style-name="P1"><text:span text:style-name="T15">15</text:span><text:span text:style-name="T15"><text:tab/></text:span><text:span text:style-name="T15">波兰语</text:span><text:span text:style-name="T15"><text:tab/></text:span></text:p>
            <text:p text:style-name="P1"><text:span text:style-name="T16">16</text:span><text:span text:style-name="T16"><text:tab/></text:span><text:span text:style-name="T16">波斯尼亚语</text:span><text:span text:style-name="T16"><text:tab/></text:span></text:p>
            <text:p text:style-name="P1"><text:span text:style-name="T17">17</text:span><text:span text:style-name="T17"><text:tab/></text:span><text:span text:style-name="T17">布列塔尼文</text:span><text:span text:style-name="T17"><text:tab/></text:span></text:p>
            <text:p text:style-name="P1"><text:span text:style-name="T18">18</text:span><text:span text:style-name="T18"><text:tab/></text:span><text:span text:style-name="T18">楚瓦什语</text:span><text:span text:style-name="T18"><text:tab/></text:span></text:p>
            <text:p text:style-name="P1"><text:span text:style-name="T19">19</text:span><text:span text:style-name="T19"><text:tab/></text:span><text:span text:style-name="T19">茨瓦纳语（博茨瓦纳）</text:span><text:span text:style-name="T19"><text:tab/></text:span></text:p>
            <text:p text:style-name="P1"><text:span text:style-name="T20">20</text:span><text:span text:style-name="T20"><text:tab/></text:span><text:span text:style-name="T20">茨瓦纳语（南非）</text:span><text:span text:style-name="T20"><text:tab/></text:span></text:p>
            <text:p text:style-name="P1"><text:span text:style-name="T21">21</text:span><text:span text:style-name="T21"><text:tab/></text:span><text:span text:style-name="T21">聪加语</text:span><text:span text:style-name="T21"><text:tab/></text:span></text:p>
            <text:p text:style-name="P1"><text:span text:style-name="T22">22</text:span><text:span text:style-name="T22"><text:tab/></text:span><text:span text:style-name="T22">鞑靼语</text:span><text:span text:style-name="T22"><text:tab/></text:span></text:p>
            <text:p text:style-name="P1"><text:span text:style-name="T23">23</text:span><text:span text:style-name="T23"><text:tab/></text:span><text:span text:style-name="T23">丹麦语</text:span><text:span text:style-name="T23"><text:tab/></text:span></text:p>
            <text:p text:style-name="P1"><text:span text:style-name="T24">24</text:span><text:span text:style-name="T24"><text:tab/></text:span><text:span text:style-name="T24">德语（奥地利）</text:span><text:span text:style-name="T24"><text:tab/></text:span></text:p>
            <text:p text:style-name="P1"><text:span text:style-name="T25">25</text:span><text:span text:style-name="T25"><text:tab/></text:span><text:span text:style-name="T25">德语（比利时）</text:span><text:span text:style-name="T25"><text:tab/></text:span></text:p>
            <text:p text:style-name="P1"><text:span text:style-name="T26">26</text:span><text:span text:style-name="T26"><text:tab/></text:span><text:span text:style-name="T26">德语（德国）</text:span><text:span text:style-name="T26"><text:tab/></text:span></text:p>
            <text:p text:style-name="P1"><text:span text:style-name="T27">27</text:span><text:span text:style-name="T27"><text:tab/></text:span><text:span text:style-name="T27">德语（列支敦士登）</text:span><text:span text:style-name="T27"><text:tab/></text:span></text:p>
            <text:p text:style-name="P1"><text:span text:style-name="T28">28</text:span><text:span text:style-name="T28"><text:tab/></text:span><text:span text:style-name="T28">德语（卢森堡公国）</text:span><text:span text:style-name="T28"><text:tab/></text:span></text:p>
            <text:p text:style-name="P1"><text:span text:style-name="T29">29</text:span><text:span text:style-name="T29"><text:tab/></text:span><text:span text:style-name="T29">德语（瑞士）</text:span><text:span text:style-name="T29"><text:tab/></text:span></text:p>
            <text:p text:style-name="P1"><text:span text:style-name="T30">30</text:span><text:span text:style-name="T30"><text:tab/></text:span><text:span text:style-name="T30">迪维希语</text:span><text:span text:style-name="T30"><text:tab/></text:span></text:p>
            <text:p text:style-name="P1"><text:span text:style-name="T31">31</text:span><text:span text:style-name="T31"><text:tab/></text:span><text:span text:style-name="T31">俄语</text:span><text:span text:style-name="T31"><text:tab/></text:span></text:p>
            <text:p text:style-name="P1"><text:span text:style-name="T32">32</text:span><text:span text:style-name="T32"><text:tab/></text:span><text:span text:style-name="T32">恩德贝勒语（南部）</text:span><text:span text:style-name="T32"><text:tab/></text:span></text:p>
            <text:p text:style-name="P1"><text:span text:style-name="T33">33</text:span><text:span text:style-name="T33"><text:tab/></text:span><text:span text:style-name="T33">法罗语</text:span><text:span text:style-name="T33"><text:tab/></text:span></text:p>
            <text:p text:style-name="P1"><text:span text:style-name="T34">34</text:span><text:span text:style-name="T34"><text:tab/></text:span><text:span text:style-name="T34">法语（比利时）</text:span><text:span text:style-name="T34"><text:tab/></text:span></text:p>
            <text:p text:style-name="P1"><text:span text:style-name="T35">35</text:span><text:span text:style-name="T35"><text:tab/></text:span><text:span text:style-name="T35">法语（法国）</text:span><text:span text:style-name="T35"><text:tab/></text:span></text:p>
            <text:p text:style-name="P1"><text:span text:style-name="T36">36</text:span><text:span text:style-name="T36"><text:tab/></text:span><text:span text:style-name="T36">法语（加拿大）</text:span><text:span text:style-name="T36"><text:tab/></text:span></text:p>
            <text:p text:style-name="P1"><text:span text:style-name="T37">37</text:span><text:span text:style-name="T37"><text:tab/></text:span><text:span text:style-name="T37">法语（卢森堡）</text:span><text:span text:style-name="T37"><text:tab/></text:span></text:p>
            <text:p text:style-name="P1"><text:span text:style-name="T38">38</text:span><text:span text:style-name="T38"><text:tab/></text:span><text:span text:style-name="T38">法语（摩纳哥）</text:span><text:span text:style-name="T38"><text:tab/></text:span></text:p>
            <text:p text:style-name="P1"><text:span text:style-name="T39">39</text:span><text:span text:style-name="T39"><text:tab/></text:span><text:span text:style-name="T39">法语（瑞士）</text:span><text:span text:style-name="T39"><text:tab/></text:span></text:p>
            <text:p text:style-name="P1"><text:span text:style-name="T40">40</text:span><text:span text:style-name="T40"><text:tab/></text:span><text:span text:style-name="T40">斐济语</text:span><text:span text:style-name="T40"><text:tab/></text:span></text:p>
            <text:p text:style-name="P1"><text:span text:style-name="T41">41</text:span><text:span text:style-name="T41"><text:tab/></text:span><text:span text:style-name="T41">芬兰语</text:span><text:span text:style-name="T41"><text:tab/></text:span></text:p>
            <text:p text:style-name="P1"><text:span text:style-name="T42">42</text:span><text:span text:style-name="T42"><text:tab/></text:span><text:span text:style-name="T42">弗里斯南语</text:span><text:span text:style-name="T42"><text:tab/></text:span></text:p>
            <text:p text:style-name="P1"><text:span text:style-name="T43">43</text:span><text:span text:style-name="T43"><text:tab/></text:span><text:span text:style-name="T43">弗留利语</text:span><text:span text:style-name="T43"><text:tab/></text:span></text:p>
            <text:p text:style-name="P1"><text:span text:style-name="T44">44</text:span><text:span text:style-name="T44"><text:tab/></text:span><text:span text:style-name="T44">刚卡尼语</text:span><text:span text:style-name="T44"><text:tab/></text:span></text:p>
            <text:p text:style-name="P1"><text:span text:style-name="T45">45</text:span><text:span text:style-name="T45"><text:tab/></text:span><text:span text:style-name="T45">格陵兰文</text:span><text:span text:style-name="T45"><text:tab/></text:span></text:p>
            <text:p text:style-name="P1"><text:span text:style-name="T46">46</text:span><text:span text:style-name="T46"><text:tab/></text:span><text:span text:style-name="T46">格鲁吉亚语</text:span><text:span text:style-name="T46"><text:tab/></text:span></text:p>
            <text:p text:style-name="P1"><text:span text:style-name="T47">47</text:span><text:span text:style-name="T47"><text:tab/></text:span><text:span text:style-name="T47">格斯肯尼语</text:span><text:span text:style-name="T47"><text:tab/></text:span></text:p>
            <text:p text:style-name="P1"><text:span text:style-name="T48">48</text:span><text:span text:style-name="T48"><text:tab/></text:span><text:span text:style-name="T48">盖尔语（苏格兰）</text:span><text:span text:style-name="T48"><text:tab/></text:span></text:p>
            <text:p text:style-name="P1"><text:span text:style-name="T49">49</text:span><text:span text:style-name="T49"><text:tab/></text:span><text:span text:style-name="T49">哈萨克</text:span><text:span text:style-name="T49"><text:tab/></text:span></text:p>
            <text:p text:style-name="P1"><text:span text:style-name="T50">50</text:span><text:span text:style-name="T50"><text:tab/></text:span><text:span text:style-name="T50">荷兰语（比利时）</text:span><text:span text:style-name="T50"><text:tab/></text:span></text:p>
            <text:p text:style-name="P1"><text:span text:style-name="T51">51</text:span><text:span text:style-name="T51"><text:tab/></text:span><text:span text:style-name="T51">荷兰语（荷兰）</text:span><text:span text:style-name="T51"><text:tab/></text:span></text:p>
            <text:p text:style-name="P1"><text:span text:style-name="T52">52</text:span><text:span text:style-name="T52"><text:tab/></text:span><text:span text:style-name="T52">吉尔吉斯语</text:span><text:span text:style-name="T52"><text:tab/></text:span></text:p>
            <text:p text:style-name="P1"><text:span text:style-name="T53">53</text:span><text:span text:style-name="T53"><text:tab/></text:span><text:span text:style-name="T53">加利西亚语</text:span><text:span text:style-name="T53"><text:tab/></text:span></text:p>
            <text:p text:style-name="P1"><text:span text:style-name="T54">54</text:span><text:span text:style-name="T54"><text:tab/></text:span><text:span text:style-name="T54">加泰罗尼亚语</text:span><text:span text:style-name="T54"><text:tab/></text:span></text:p>
            <text:p text:style-name="P1"><text:span text:style-name="T55">55</text:span><text:span text:style-name="T55"><text:tab/></text:span><text:span text:style-name="T55">捷克语</text:span><text:span text:style-name="T55"><text:tab/></text:span></text:p>
            <text:p text:style-name="P1"><text:span text:style-name="T56">56</text:span><text:span text:style-name="T56"><text:tab/></text:span><text:span text:style-name="T56">科萨语</text:span><text:span text:style-name="T56"><text:tab/></text:span></text:p>
            <text:p text:style-name="P1"><text:span text:style-name="T57">57</text:span><text:span text:style-name="T57"><text:tab/></text:span><text:span text:style-name="T57">克罗地亚语</text:span><text:span text:style-name="T57"><text:tab/></text:span></text:p>
            <text:p text:style-name="P1"><text:span text:style-name="T58">58</text:span><text:span text:style-name="T58"><text:tab/></text:span><text:span text:style-name="T58">库阿语</text:span><text:span text:style-name="T58"><text:tab/></text:span></text:p>
            <text:p text:style-name="P1"><text:span text:style-name="T59">59</text:span><text:span text:style-name="T59"><text:tab/></text:span><text:span text:style-name="T59">库尔德语（土耳其）</text:span><text:span text:style-name="T59"><text:tab/></text:span></text:p>
            <text:p text:style-name="P1"><text:span text:style-name="T60">60</text:span><text:span text:style-name="T60"><text:tab/></text:span><text:span text:style-name="T60">库尔德语（叙利亚）</text:span><text:span text:style-name="T60"><text:tab/></text:span></text:p>
            <text:p text:style-name="P1"><text:span text:style-name="T61">61</text:span><text:span text:style-name="T61"><text:tab/></text:span><text:span text:style-name="T61">拉丁国际语</text:span><text:span text:style-name="T61"><text:tab/></text:span></text:p>
            <text:p text:style-name="P1"><text:span text:style-name="T62">62</text:span><text:span text:style-name="T62"><text:tab/></text:span><text:span text:style-name="T62">拉丁语</text:span><text:span text:style-name="T62"><text:tab/></text:span></text:p>
            <text:p text:style-name="P1"><text:span text:style-name="T63">63</text:span><text:span text:style-name="T63"><text:tab/></text:span><text:span text:style-name="T63">拉脱维亚语</text:span><text:span text:style-name="T63"><text:tab/></text:span></text:p>
            <text:p text:style-name="P1"><text:span text:style-name="T64">64</text:span><text:span text:style-name="T64"><text:tab/></text:span><text:span text:style-name="T64">里托罗曼斯语</text:span><text:span text:style-name="T64"><text:tab/></text:span></text:p>
            <text:p text:style-name="P1"><text:span text:style-name="T65">65</text:span><text:span text:style-name="T65"><text:tab/></text:span><text:span text:style-name="T65">立陶宛语</text:span><text:span text:style-name="T65"><text:tab/></text:span></text:p>
            <text:p text:style-name="P1"><text:span text:style-name="T66">66</text:span><text:span text:style-name="T66"><text:tab/></text:span><text:span text:style-name="T66">卢森堡语</text:span><text:span text:style-name="T66"><text:tab/></text:span></text:p>
            <text:p text:style-name="P1"><text:span text:style-name="T67">67</text:span><text:span text:style-name="T67"><text:tab/></text:span><text:span text:style-name="T67">卢旺达语（卢旺达）</text:span><text:span text:style-name="T67"><text:tab/></text:span></text:p>
            <text:p text:style-name="P1"><text:span text:style-name="T68">68</text:span><text:span text:style-name="T68"><text:tab/></text:span><text:span text:style-name="T68">罗马尼亚语</text:span><text:span text:style-name="T68"><text:tab/></text:span></text:p>
            <text:p text:style-name="P1"><text:span text:style-name="T69">69</text:span><text:span text:style-name="T69"><text:tab/></text:span><text:span text:style-name="T69">马来语（马来西亚）</text:span><text:span text:style-name="T69"><text:tab/></text:span></text:p>
            <text:p text:style-name="P1"><text:span text:style-name="T70">70</text:span><text:span text:style-name="T70"><text:tab/></text:span><text:span text:style-name="T70">马来语（文莱达鲁萨兰）</text:span><text:span text:style-name="T70"><text:tab/></text:span></text:p>
            <text:p text:style-name="P1"><text:span text:style-name="T71">71</text:span><text:span text:style-name="T71"><text:tab/></text:span><text:span text:style-name="T71">马其顿语</text:span><text:span text:style-name="T71"><text:tab/></text:span></text:p>
            <text:p text:style-name="P1"><text:span text:style-name="T72">72</text:span><text:span text:style-name="T72"><text:tab/></text:span><text:span text:style-name="T72">毛利语（新西兰）</text:span><text:span text:style-name="T72"><text:tab/></text:span></text:p>
            <text:p text:style-name="P1"><text:span text:style-name="T73">73</text:span><text:span text:style-name="T73"><text:tab/></text:span><text:span text:style-name="T73">蒙古语</text:span><text:span text:style-name="T73"><text:tab/></text:span></text:p>
            <text:p text:style-name="P1"><text:span text:style-name="T74">74</text:span><text:span text:style-name="T74"><text:tab/></text:span><text:span text:style-name="T74">穆尔语</text:span><text:span text:style-name="T74"><text:tab/></text:span></text:p>
            <text:p text:style-name="P1"><text:span text:style-name="T75">75</text:span><text:span text:style-name="T75"><text:tab/></text:span><text:span text:style-name="T75">南非荷兰语（纳米比亚）</text:span><text:span text:style-name="T75"><text:tab/></text:span></text:p>
            <text:p text:style-name="P1"><text:span text:style-name="T76">76</text:span><text:span text:style-name="T76"><text:tab/></text:span><text:span text:style-name="T76">南非荷兰语（南非）</text:span><text:span text:style-name="T76"><text:tab/></text:span></text:p>
            <text:p text:style-name="P1"><text:span text:style-name="T77">77</text:span><text:span text:style-name="T77"><text:tab/></text:span><text:span text:style-name="T77">南索托语</text:span><text:span text:style-name="T77"><text:tab/></text:span></text:p>
            <text:p text:style-name="P1"><text:span text:style-name="T78">78</text:span><text:span text:style-name="T78"><text:tab/></text:span><text:span text:style-name="T78">挪威语（博克马尔语）</text:span><text:span text:style-name="T78"><text:tab/></text:span></text:p>
            <text:p text:style-name="P1"><text:span text:style-name="T79">79</text:span><text:span text:style-name="T79"><text:tab/></text:span><text:span text:style-name="T79">挪威语（尼诺斯克语）</text:span><text:span text:style-name="T79"><text:tab/></text:span></text:p>
            <text:p text:style-name="P1"><text:span text:style-name="T80">80</text:span><text:span text:style-name="T80"><text:tab/></text:span><text:span text:style-name="T80">葡萄牙语（巴西）</text:span><text:span text:style-name="T80"><text:tab/></text:span></text:p>
            <text:p text:style-name="P1"><text:span text:style-name="T81">81</text:span><text:span text:style-name="T81"><text:tab/></text:span><text:span text:style-name="T81">葡萄牙语（葡萄牙）</text:span><text:span text:style-name="T81"><text:tab/></text:span></text:p>
            <text:p text:style-name="P1"><text:span text:style-name="T82">82</text:span><text:span text:style-name="T82"><text:tab/></text:span><text:span text:style-name="T82">瑞典语（芬兰）</text:span><text:span text:style-name="T82"><text:tab/></text:span></text:p>
            <text:p text:style-name="P1"><text:span text:style-name="T83">83</text:span><text:span text:style-name="T83"><text:tab/></text:span><text:span text:style-name="T83">瑞典语（瑞典）</text:span><text:span text:style-name="T83"><text:tab/></text:span></text:p>
            <text:p text:style-name="P1"><text:span text:style-name="T84">84</text:span><text:span text:style-name="T84"><text:tab/></text:span><text:span text:style-name="T84">撒丁语</text:span><text:span text:style-name="T84"><text:tab/></text:span></text:p>
            <text:p text:style-name="P1"><text:span text:style-name="T85">85</text:span><text:span text:style-name="T85"><text:tab/></text:span><text:span text:style-name="T85">塞尔维亚语（拉丁）</text:span><text:span text:style-name="T85"><text:tab/></text:span></text:p>
            <text:p text:style-name="P1"><text:span text:style-name="T86">86</text:span><text:span text:style-name="T86"><text:tab/></text:span><text:span text:style-name="T86">塞尔维亚语（西里尔）</text:span><text:span text:style-name="T86"><text:tab/></text:span></text:p>
            <text:p text:style-name="P1"><text:span text:style-name="T87">87</text:span><text:span text:style-name="T87"><text:tab/></text:span><text:span text:style-name="T87">世界语</text:span><text:span text:style-name="T87"><text:tab/></text:span></text:p>
            <text:p text:style-name="P1"><text:span text:style-name="T88">88</text:span><text:span text:style-name="T88"><text:tab/></text:span><text:span text:style-name="T88">斯洛伐克语</text:span><text:span text:style-name="T88"><text:tab/></text:span></text:p>
            <text:p text:style-name="P1"><text:span text:style-name="T89">89</text:span><text:span text:style-name="T89"><text:tab/></text:span><text:span text:style-name="T89">斯洛文尼亚语</text:span><text:span text:style-name="T89"><text:tab/></text:span></text:p>
            <text:p text:style-name="P1"><text:span text:style-name="T90">90</text:span><text:span text:style-name="T90"><text:tab/></text:span><text:span text:style-name="T90">斯瓦希里语（肯尼亚）</text:span><text:span text:style-name="T90"><text:tab/></text:span></text:p>
            <text:p text:style-name="P1"><text:span text:style-name="T91">91</text:span><text:span text:style-name="T91"><text:tab/></text:span><text:span text:style-name="T91">斯瓦希里语（坦桑尼亚）</text:span><text:span text:style-name="T91"><text:tab/></text:span></text:p>
            <text:p text:style-name="P1"><text:span text:style-name="T92">92</text:span><text:span text:style-name="T92"><text:tab/></text:span><text:span text:style-name="T92">斯威士语</text:span><text:span text:style-name="T92"><text:tab/></text:span></text:p>
            <text:p text:style-name="P1"><text:span text:style-name="T93">93</text:span><text:span text:style-name="T93"><text:tab/></text:span><text:span text:style-name="T93">塔吉克语</text:span><text:span text:style-name="T93"><text:tab/></text:span></text:p>
            <text:p text:style-name="P1"><text:span text:style-name="T94">94</text:span><text:span text:style-name="T94"><text:tab/></text:span><text:span text:style-name="T94">提格里尼亚语（埃塞俄比亚）</text:span><text:span text:style-name="T94"><text:tab/></text:span></text:p>
            <text:p text:style-name="P1"><text:span text:style-name="T95">95</text:span><text:span text:style-name="T95"><text:tab/></text:span><text:span text:style-name="T95">提格里尼亚语（厄立特里亚）</text:span><text:span text:style-name="T95"><text:tab/></text:span></text:p>
            <text:p text:style-name="P1"><text:span text:style-name="T96">96</text:span><text:span text:style-name="T96"><text:tab/></text:span><text:span text:style-name="T96">土耳其语</text:span><text:span text:style-name="T96"><text:tab/></text:span></text:p>
            <text:p text:style-name="P1"><text:span text:style-name="T97">97</text:span><text:span text:style-name="T97"><text:tab/></text:span><text:span text:style-name="T97">瓦龙语</text:span><text:span text:style-name="T97"><text:tab/></text:span></text:p>
            <text:p text:style-name="P1"><text:span text:style-name="T98">98</text:span><text:span text:style-name="T98"><text:tab/></text:span><text:span text:style-name="T98">威尔士语</text:span><text:span text:style-name="T98"><text:tab/></text:span></text:p>
            <text:p text:style-name="P1"><text:span text:style-name="T99">99</text:span><text:span text:style-name="T99"><text:tab/></text:span><text:span text:style-name="T99">文达语</text:span><text:span text:style-name="T99"><text:tab/></text:span></text:p>
            <text:p text:style-name="P1"><text:span text:style-name="T100">100</text:span><text:span text:style-name="T100"><text:tab/></text:span><text:span text:style-name="T100">乌克兰语</text:span><text:span text:style-name="T100"><text:tab/></text:span></text:p>
            <text:p text:style-name="P1"><text:span text:style-name="T101">101</text:span><text:span text:style-name="T101"><text:tab/></text:span><text:span text:style-name="T101">乌兹别克斯坦语（拉丁）</text:span><text:span text:style-name="T101"><text:tab/></text:span></text:p>
            <text:p text:style-name="P1"><text:span text:style-name="T1">102</text:span><text:span text:style-name="T1"><text:tab/></text:span><text:span text:style-name="T1">乌兹别克斯坦语（西里尔）</text:span><text:span text:style-name="T1"><text:tab/></text:span></text:p>
            <text:p text:style-name="P1"><text:span text:style-name="T102">103</text:span><text:span text:style-name="T102"><text:tab/></text:span><text:span text:style-name="T102">希腊语</text:span><text:span text:style-name="T102"><text:tab/></text:span></text:p>
            <text:p text:style-name="P1"><text:span text:style-name="T103">104</text:span><text:span text:style-name="T103"><text:tab/></text:span><text:span text:style-name="T103">西班牙语（阿根廷）</text:span><text:span text:style-name="T103"><text:tab/></text:span></text:p>
            <text:p text:style-name="P1"><text:span text:style-name="T104">105</text:span><text:span text:style-name="T104"><text:tab/></text:span><text:span text:style-name="T104">西班牙语（巴拉圭）</text:span><text:span text:style-name="T104"><text:tab/></text:span></text:p>
            <text:p text:style-name="P1"><text:span text:style-name="T105">106</text:span><text:span text:style-name="T105"><text:tab/></text:span><text:span text:style-name="T105">西班牙语（巴拿马）</text:span><text:span text:style-name="T105"><text:tab/></text:span></text:p>
            <text:p text:style-name="P1"><text:span text:style-name="T106">107</text:span><text:span text:style-name="T106"><text:tab/></text:span><text:span text:style-name="T106">西班牙语（波多黎各）</text:span><text:span text:style-name="T106"><text:tab/></text:span></text:p>
            <text:p text:style-name="P1"><text:span text:style-name="T107">108</text:span><text:span text:style-name="T107"><text:tab/></text:span><text:span text:style-name="T107">西班牙语（玻利维亚）</text:span><text:span text:style-name="T107"><text:tab/></text:span></text:p>
            <text:p text:style-name="P1"><text:span text:style-name="T108">109</text:span><text:span text:style-name="T108"><text:tab/></text:span><text:span text:style-name="T108">西班牙语（多米尼加）</text:span><text:span text:style-name="T108"><text:tab/></text:span></text:p>
            <text:p text:style-name="P1"><text:span text:style-name="T109">110</text:span><text:span text:style-name="T109"><text:tab/></text:span><text:span text:style-name="T109">西班牙语（厄瓜多尔）</text:span><text:span text:style-name="T109"><text:tab/></text:span></text:p>
            <text:p text:style-name="P1"><text:span text:style-name="T110">111</text:span><text:span text:style-name="T110"><text:tab/></text:span><text:span text:style-name="T110">西班牙语（哥伦比亚）</text:span><text:span text:style-name="T110"><text:tab/></text:span></text:p>
            <text:p text:style-name="P1"><text:span text:style-name="T111">112</text:span><text:span text:style-name="T111"><text:tab/></text:span><text:span text:style-name="T111">西班牙语（哥斯达黎加）</text:span><text:span text:style-name="T111"><text:tab/></text:span></text:p>
            <text:p text:style-name="P1"><text:span text:style-name="T112">113</text:span><text:span text:style-name="T112"><text:tab/></text:span><text:span text:style-name="T112">西班牙语（洪都拉斯）</text:span><text:span text:style-name="T112"><text:tab/></text:span></text:p>
            <text:p text:style-name="P1"><text:span text:style-name="T113">114</text:span><text:span text:style-name="T113"><text:tab/></text:span><text:span text:style-name="T113">西班牙语（秘鲁）</text:span><text:span text:style-name="T113"><text:tab/></text:span></text:p>
            <text:p text:style-name="P1"><text:span text:style-name="T114">115</text:span><text:span text:style-name="T114"><text:tab/></text:span><text:span text:style-name="T114">西班牙语（墨西哥）</text:span><text:span text:style-name="T114"><text:tab/></text:span></text:p>
            <text:p text:style-name="P1"><text:span text:style-name="T115">116</text:span><text:span text:style-name="T115"><text:tab/></text:span><text:span text:style-name="T115">西班牙语（尼加拉瓜）</text:span><text:span text:style-name="T115"><text:tab/></text:span></text:p>
            <text:p text:style-name="P1"><text:span text:style-name="T116">117</text:span><text:span text:style-name="T116"><text:tab/></text:span><text:span text:style-name="T116">西班牙语（萨尔瓦多）</text:span><text:span text:style-name="T116"><text:tab/></text:span></text:p>
            <text:p text:style-name="P1"><text:span text:style-name="T117">118</text:span><text:span text:style-name="T117"><text:tab/></text:span><text:span text:style-name="T117">西班牙语（危地马拉）</text:span><text:span text:style-name="T117"><text:tab/></text:span></text:p>
            <text:p text:style-name="P1"><text:span text:style-name="T118">119</text:span><text:span text:style-name="T118"><text:tab/></text:span><text:span text:style-name="T118">西班牙语（委内瑞拉）</text:span><text:span text:style-name="T118"><text:tab/></text:span></text:p>
            <text:p text:style-name="P1"><text:span text:style-name="T119">120</text:span><text:span text:style-name="T119"><text:tab/></text:span><text:span text:style-name="T119">西班牙语（乌拉圭）</text:span><text:span text:style-name="T119"><text:tab/></text:span></text:p>
            <text:p text:style-name="P1"><text:span text:style-name="T120">121</text:span><text:span text:style-name="T120"><text:tab/></text:span><text:span text:style-name="T120">西班牙语（西班牙）</text:span><text:span text:style-name="T120"><text:tab/></text:span></text:p>
            <text:p text:style-name="P1"><text:span text:style-name="T120">122</text:span><text:span text:style-name="T120"><text:tab/></text:span><text:span text:style-name="T120">西班牙语（现代）</text:span><text:span text:style-name="T120"><text:tab/></text:span></text:p>
            <text:p text:style-name="P1"><text:span text:style-name="T121">123</text:span><text:span text:style-name="T121"><text:tab/></text:span><text:span text:style-name="T121">西班牙语（智利）</text:span><text:span text:style-name="T121"><text:tab/></text:span></text:p>
            <text:p text:style-name="P1"><text:span text:style-name="T122">124</text:span><text:span text:style-name="T122"><text:tab/></text:span><text:span text:style-name="T122">匈牙利语</text:span><text:span text:style-name="T122"><text:tab/></text:span></text:p>
            <text:p text:style-name="P1"><text:span text:style-name="T123">125</text:span><text:span text:style-name="T123"><text:tab/></text:span><text:span text:style-name="T123">亚美尼亚语</text:span><text:span text:style-name="T123"><text:tab/></text:span></text:p>
            <text:p text:style-name="P1"><text:span text:style-name="T124">126</text:span><text:span text:style-name="T124"><text:tab/></text:span><text:span text:style-name="T124">意大利语（瑞士）</text:span><text:span text:style-name="T124"><text:tab/></text:span></text:p>
            <text:p text:style-name="P1"><text:span text:style-name="T125">127</text:span><text:span text:style-name="T125"><text:tab/></text:span><text:span text:style-name="T125">意大利语（意大利）</text:span><text:span text:style-name="T125"><text:tab/></text:span></text:p>
            <text:p text:style-name="P1"><text:span text:style-name="T126">128</text:span><text:span text:style-name="T126"><text:tab/></text:span><text:span text:style-name="T126">印度尼西亚</text:span><text:span text:style-name="T126"><text:tab/></text:span></text:p>
            <text:p text:style-name="P1"><text:span text:style-name="T127">129</text:span><text:span text:style-name="T127"><text:tab/></text:span><text:span text:style-name="T127">英语（爱尔兰）</text:span><text:span text:style-name="T127"><text:tab/></text:span></text:p>
            <text:p text:style-name="P1"><text:span text:style-name="T128">130</text:span><text:span text:style-name="T128"><text:tab/></text:span><text:span text:style-name="T128">英语（澳大利亚）</text:span><text:span text:style-name="T128"><text:tab/></text:span></text:p>
            <text:p text:style-name="P1"><text:span text:style-name="T129">131</text:span><text:span text:style-name="T129"><text:tab/></text:span><text:span text:style-name="T129">英语（伯利兹）</text:span><text:span text:style-name="T129"><text:tab/></text:span></text:p>
            <text:p text:style-name="P1"><text:span text:style-name="T130">132</text:span><text:span text:style-name="T130"><text:tab/></text:span><text:span text:style-name="T130">英语（菲律宾）</text:span><text:span text:style-name="T130"><text:tab/></text:span></text:p>
            <text:p text:style-name="P1"><text:span text:style-name="T131">133</text:span><text:span text:style-name="T131"><text:tab/></text:span><text:span text:style-name="T131">英语（加勒比）</text:span><text:span text:style-name="T131"><text:tab/></text:span></text:p>
            <text:p text:style-name="P1"><text:span text:style-name="T132">134</text:span><text:span text:style-name="T132"><text:tab/></text:span><text:span text:style-name="T132">英语（加拿大）</text:span><text:span text:style-name="T132"><text:tab/></text:span></text:p>
            <text:p text:style-name="P1"><text:span text:style-name="T133">135</text:span><text:span text:style-name="T133"><text:tab/></text:span><text:span text:style-name="T133">英语（津巴布韦）</text:span><text:span text:style-name="T133"><text:tab/></text:span></text:p>
            <text:p text:style-name="P1"><text:span text:style-name="T134">136</text:span><text:span text:style-name="T134"><text:tab/></text:span><text:span text:style-name="T134">英语（美国）</text:span><text:span text:style-name="T134"><text:tab/></text:span></text:p>
            <text:p text:style-name="P1"><text:span text:style-name="T135">137</text:span><text:span text:style-name="T135"><text:tab/></text:span><text:span text:style-name="T135">英语（纳米比亚）</text:span><text:span text:style-name="T135"><text:tab/></text:span></text:p>
            <text:p text:style-name="P1"><text:span text:style-name="T136">138</text:span><text:span text:style-name="T136"><text:tab/></text:span><text:span text:style-name="T136">英语（南非）</text:span><text:span text:style-name="T136"><text:tab/></text:span></text:p>
            <text:p text:style-name="P1"><text:span text:style-name="T137">139</text:span><text:span text:style-name="T137"><text:tab/></text:span><text:span text:style-name="T137">英语（特立尼达岛）</text:span><text:span text:style-name="T137"><text:tab/></text:span></text:p>
            <text:p text:style-name="P1"><text:span text:style-name="T138">140</text:span><text:span text:style-name="T138"><text:tab/></text:span><text:span text:style-name="T138">英语（新西兰）</text:span><text:span text:style-name="T138"><text:tab/></text:span></text:p>
            <text:p text:style-name="P1"><text:span text:style-name="T139">141</text:span><text:span text:style-name="T139"><text:tab/></text:span><text:span text:style-name="T139">英语（牙买加）</text:span><text:span text:style-name="T139"><text:tab/></text:span></text:p>
            <text:p text:style-name="P1"><text:span text:style-name="T140">142</text:span><text:span text:style-name="T140"><text:tab/></text:span><text:span text:style-name="T140">英语（印度）</text:span><text:span text:style-name="T140"><text:tab/></text:span></text:p>
            <text:p text:style-name="P1"><text:span text:style-name="T141">143</text:span><text:span text:style-name="T141"><text:tab/></text:span><text:span text:style-name="T141">英语（英国）</text:span><text:span text:style-name="T141"><text:tab/></text:span></text:p>
            <text:p text:style-name="P1"><text:span text:style-name="T142">144</text:span><text:span text:style-name="T142"><text:tab/></text:span><text:span text:style-name="T142">祖鲁语</text:span><text:span text:style-name="T142"><text:tab/></text:span></text:p>
            <text:p text:style-name="P1"><text:span text:style-name="T1">1</text:span><text:span text:style-name="T1"><text:tab/></text:span><text:span text:style-name="T1">[</text:span><text:span text:style-name="T1">无</text:span><text:span text:style-name="T1">]</text:span><text:span text:style-name="T1"><text:tab/></text:span></text:p>
            <text:p text:style-name="P1"><text:span text:style-name="T143">2</text:span><text:span text:style-name="T143"><text:tab/></text:span><text:span text:style-name="T143">日语</text:span><text:span text:style-name="T143"><text:tab/></text:span></text:p>
            <text:p text:style-name="P1"><text:span text:style-name="T144">3</text:span><text:span text:style-name="T144"><text:tab/></text:span><text:span text:style-name="T144">朝鲜语（韩国）</text:span><text:span text:style-name="T144"><text:tab/></text:span></text:p>
            <text:p text:style-name="P1"><text:span text:style-name="T145">4</text:span><text:span text:style-name="T145"><text:tab/></text:span><text:span text:style-name="T145">中文（澳门）</text:span><text:span text:style-name="T145"><text:tab/></text:span></text:p>
            <text:p text:style-name="P1"><text:span text:style-name="T146">5</text:span><text:span text:style-name="T146"><text:tab/></text:span><text:span text:style-name="T146">中文（繁体）</text:span><text:span text:style-name="T146"><text:tab/></text:span></text:p>
            <text:p text:style-name="P1"><text:span text:style-name="T147">6</text:span><text:span text:style-name="T147"><text:tab/></text:span><text:span text:style-name="T147">中文（简体）</text:span><text:span text:style-name="T147"><text:tab/></text:span></text:p>
            <text:p text:style-name="P1"><text:span text:style-name="T148">7</text:span><text:span text:style-name="T148"><text:tab/></text:span><text:span text:style-name="T148">中文（香港）</text:span><text:span text:style-name="T148"><text:tab/></text:span></text:p>
            <text:p text:style-name="P1"><text:span text:style-name="T149">8</text:span><text:span text:style-name="T149"><text:tab/></text:span><text:span text:style-name="T149">中文（新加坡）</text:span><text:span text:style-name="T149"><text:tab/></text:span></text:p>
            <text:p text:style-name="P1"><text:span text:style-name="T1">1</text:span><text:span text:style-name="T1"><text:tab/></text:span><text:span text:style-name="T1">[</text:span><text:span text:style-name="T1">无</text:span><text:span text:style-name="T1">]</text:span><text:span text:style-name="T1"><text:tab/></text:span></text:p>
            <text:p text:style-name="P1"><text:span text:style-name="T150">2</text:span><text:span text:style-name="T150"><text:tab/></text:span><text:span text:style-name="T150">阿拉伯语（阿尔及利亚）</text:span><text:span text:style-name="T150"><text:tab/></text:span></text:p>
            <text:p text:style-name="P1"><text:span text:style-name="T151">3</text:span><text:span text:style-name="T151"><text:tab/></text:span><text:span text:style-name="T151">阿拉伯语（阿拉伯联合酋长国）</text:span><text:span text:style-name="T151"><text:tab/></text:span></text:p>
            <text:p text:style-name="P1"><text:span text:style-name="T152">4</text:span><text:span text:style-name="T152"><text:tab/></text:span><text:span text:style-name="T152">阿拉伯语（阿曼）</text:span><text:span text:style-name="T152"><text:tab/></text:span></text:p>
            <text:p text:style-name="P1"><text:span text:style-name="T153">5</text:span><text:span text:style-name="T153"><text:tab/></text:span><text:span text:style-name="T153">阿拉伯语（埃及）</text:span><text:span text:style-name="T153"><text:tab/></text:span></text:p>
            <text:p text:style-name="P1"><text:span text:style-name="T154">6</text:span><text:span text:style-name="T154"><text:tab/></text:span><text:span text:style-name="T154">阿拉伯语（巴林）</text:span><text:span text:style-name="T154"><text:tab/></text:span></text:p>
            <text:p text:style-name="P1"><text:span text:style-name="T155">7</text:span><text:span text:style-name="T155"><text:tab/></text:span><text:span text:style-name="T155">阿拉伯语（科威特）</text:span><text:span text:style-name="T155"><text:tab/></text:span></text:p>
            <text:p text:style-name="P1"><text:span text:style-name="T156">8</text:span><text:span text:style-name="T156"><text:tab/></text:span><text:span text:style-name="T156">阿拉伯语（黎巴嫩）</text:span><text:span text:style-name="T156"><text:tab/></text:span></text:p>
            <text:p text:style-name="P1"><text:span text:style-name="T157">9</text:span><text:span text:style-name="T157"><text:tab/></text:span><text:span text:style-name="T157">阿拉伯语（利比亚）</text:span><text:span text:style-name="T157"><text:tab/></text:span></text:p>
            <text:p text:style-name="P1"><text:span text:style-name="T158">10</text:span><text:span text:style-name="T158"><text:tab/></text:span><text:span text:style-name="T158">阿拉伯语（摩洛哥）</text:span><text:span text:style-name="T158"><text:tab/></text:span></text:p>
            <text:p text:style-name="P1"><text:span text:style-name="T159">11</text:span><text:span text:style-name="T159"><text:tab/></text:span><text:span text:style-name="T159">阿拉伯语（卡塔尔）</text:span><text:span text:style-name="T159"><text:tab/></text:span></text:p>
            <text:p text:style-name="P1"><text:span text:style-name="T160">12</text:span><text:span text:style-name="T160"><text:tab/></text:span><text:span text:style-name="T160">阿拉伯语（沙特阿拉伯）</text:span><text:span text:style-name="T160"><text:tab/></text:span></text:p>
            <text:p text:style-name="P1"><text:span text:style-name="T161">13</text:span><text:span text:style-name="T161"><text:tab/></text:span><text:span text:style-name="T161">阿拉伯语（突尼斯）</text:span><text:span text:style-name="T161"><text:tab/></text:span></text:p>
            <text:p text:style-name="P1"><text:span text:style-name="T162">14</text:span><text:span text:style-name="T162"><text:tab/></text:span><text:span text:style-name="T162">阿拉伯语（叙利亚）</text:span><text:span text:style-name="T162"><text:tab/></text:span></text:p>
            <text:p text:style-name="P1"><text:span text:style-name="T163">15</text:span><text:span text:style-name="T163"><text:tab/></text:span><text:span text:style-name="T163">阿拉伯语（也门）</text:span><text:span text:style-name="T163"><text:tab/></text:span></text:p>
            <text:p text:style-name="P1"><text:span text:style-name="T164">16</text:span><text:span text:style-name="T164"><text:tab/></text:span><text:span text:style-name="T164">阿拉伯语（伊拉克）</text:span><text:span text:style-name="T164"><text:tab/></text:span></text:p>
            <text:p text:style-name="P1"><text:span text:style-name="T165">17</text:span><text:span text:style-name="T165"><text:tab/></text:span><text:span text:style-name="T165">阿拉伯语（约旦）</text:span><text:span text:style-name="T165"><text:tab/></text:span></text:p>
            <text:p text:style-name="P1"><text:span text:style-name="T166">18</text:span><text:span text:style-name="T166"><text:tab/></text:span><text:span text:style-name="T166">阿姆哈拉语</text:span><text:span text:style-name="T166"><text:tab/></text:span></text:p>
            <text:p text:style-name="P1"><text:span text:style-name="T167">19</text:span><text:span text:style-name="T167"><text:tab/></text:span><text:span text:style-name="T167">阿萨姆语</text:span><text:span text:style-name="T167"><text:tab/></text:span></text:p>
            <text:p text:style-name="P1"><text:span text:style-name="T168">20</text:span><text:span text:style-name="T168"><text:tab/></text:span><text:span text:style-name="T168">埃纳德语</text:span><text:span text:style-name="T168"><text:tab/></text:span></text:p>
            <text:p text:style-name="P1"><text:span text:style-name="T169">21</text:span><text:span text:style-name="T169"><text:tab/></text:span><text:span text:style-name="T169">奥里亚语</text:span><text:span text:style-name="T169"><text:tab/></text:span></text:p>
            <text:p text:style-name="P1"><text:span text:style-name="T170">22</text:span><text:span text:style-name="T170"><text:tab/></text:span><text:span text:style-name="T170">北印度语</text:span><text:span text:style-name="T170"><text:tab/></text:span></text:p>
            <text:p text:style-name="P1"><text:span text:style-name="T171">23</text:span><text:span text:style-name="T171"><text:tab/></text:span><text:span text:style-name="T171">波斯语</text:span><text:span text:style-name="T171"><text:tab/></text:span></text:p>
            <text:p text:style-name="P1"><text:span text:style-name="T172">24</text:span><text:span text:style-name="T172"><text:tab/></text:span><text:span text:style-name="T172">不丹语</text:span><text:span text:style-name="T172"><text:tab/></text:span></text:p>
            <text:p text:style-name="P1"><text:span text:style-name="T173">25</text:span><text:span text:style-name="T173"><text:tab/></text:span><text:span text:style-name="T173">藏文（中国）</text:span><text:span text:style-name="T173"><text:tab/></text:span></text:p>
            <text:p text:style-name="P1"><text:span text:style-name="T174">26</text:span><text:span text:style-name="T174"><text:tab/></text:span><text:span text:style-name="T174">梵语</text:span><text:span text:style-name="T174"><text:tab/></text:span></text:p>
            <text:p text:style-name="P1"><text:span text:style-name="T175">27</text:span><text:span text:style-name="T175"><text:tab/></text:span><text:span text:style-name="T175">高棉语</text:span><text:span text:style-name="T175"><text:tab/></text:span></text:p>
            <text:p text:style-name="P1"><text:span text:style-name="T176">28</text:span><text:span text:style-name="T176"><text:tab/></text:span><text:span text:style-name="T176">古吉拉特语</text:span><text:span text:style-name="T176"><text:tab/></text:span></text:p>
            <text:p text:style-name="P1"><text:span text:style-name="T177">29</text:span><text:span text:style-name="T177"><text:tab/></text:span><text:span text:style-name="T177">克什米尔语（克什米尔）</text:span><text:span text:style-name="T177"><text:tab/></text:span></text:p>
            <text:p text:style-name="P1"><text:span text:style-name="T178">30</text:span><text:span text:style-name="T178"><text:tab/></text:span><text:span text:style-name="T178">克什米尔语（印度）</text:span><text:span text:style-name="T178"><text:tab/></text:span></text:p>
            <text:p text:style-name="P1"><text:span text:style-name="T179">31</text:span><text:span text:style-name="T179"><text:tab/></text:span><text:span text:style-name="T179">库尔德语（伊拉克）</text:span><text:span text:style-name="T179"><text:tab/></text:span></text:p>
            <text:p text:style-name="P1"><text:span text:style-name="T180">32</text:span><text:span text:style-name="T180"><text:tab/></text:span><text:span text:style-name="T180">库尔德语（伊朗）</text:span><text:span text:style-name="T180"><text:tab/></text:span></text:p>
            <text:p text:style-name="P1"><text:span text:style-name="T181">33</text:span><text:span text:style-name="T181"><text:tab/></text:span><text:span text:style-name="T181">老挝语</text:span><text:span text:style-name="T181"><text:tab/></text:span></text:p>
            <text:p text:style-name="P1"><text:span text:style-name="T182">34</text:span><text:span text:style-name="T182"><text:tab/></text:span><text:span text:style-name="T182">马拉地语</text:span><text:span text:style-name="T182"><text:tab/></text:span></text:p>
            <text:p text:style-name="P1"><text:span text:style-name="T183">35</text:span><text:span text:style-name="T183"><text:tab/></text:span><text:span text:style-name="T183">马来亚拉姆语</text:span><text:span text:style-name="T183"><text:tab/></text:span></text:p>
            <text:p text:style-name="P1"><text:span text:style-name="T184">36</text:span><text:span text:style-name="T184"><text:tab/></text:span><text:span text:style-name="T184">曼尼普尔语</text:span><text:span text:style-name="T184"><text:tab/></text:span></text:p>
            <text:p text:style-name="P1"><text:span text:style-name="T185">37</text:span><text:span text:style-name="T185"><text:tab/></text:span><text:span text:style-name="T185">孟加拉语（孟加拉国）</text:span><text:span text:style-name="T185"><text:tab/></text:span></text:p>
            <text:p text:style-name="P1"><text:span text:style-name="T186">38</text:span><text:span text:style-name="T186"><text:tab/></text:span><text:span text:style-name="T186">孟加拉语（印度）</text:span><text:span text:style-name="T186"><text:tab/></text:span></text:p>
            <text:p text:style-name="P1"><text:span text:style-name="T187">39</text:span><text:span text:style-name="T187"><text:tab/></text:span><text:span text:style-name="T187">尼泊尔语（尼泊尔）</text:span><text:span text:style-name="T187"><text:tab/></text:span></text:p>
            <text:p text:style-name="P1"><text:span text:style-name="T188">40</text:span><text:span text:style-name="T188"><text:tab/></text:span><text:span text:style-name="T188">尼泊尔语（印度）</text:span><text:span text:style-name="T188"><text:tab/></text:span></text:p>
            <text:p text:style-name="P1"><text:span text:style-name="T189">41</text:span><text:span text:style-name="T189"><text:tab/></text:span><text:span text:style-name="T189">旁遮普语</text:span><text:span text:style-name="T189"><text:tab/></text:span></text:p>
            <text:p text:style-name="P1"><text:span text:style-name="T190">42</text:span><text:span text:style-name="T190"><text:tab/></text:span><text:span text:style-name="T190">泰卢固语</text:span><text:span text:style-name="T190"><text:tab/></text:span></text:p>
            <text:p text:style-name="P1"><text:span text:style-name="T191">43</text:span><text:span text:style-name="T191"><text:tab/></text:span><text:span text:style-name="T191">泰米尔语</text:span><text:span text:style-name="T191"><text:tab/></text:span></text:p>
            <text:p text:style-name="P1"><text:span text:style-name="T192">44</text:span><text:span text:style-name="T192"><text:tab/></text:span><text:span text:style-name="T192">泰语</text:span><text:span text:style-name="T192"><text:tab/></text:span></text:p>
            <text:p text:style-name="P1"><text:span text:style-name="T193">45</text:span><text:span text:style-name="T193"><text:tab/></text:span><text:span text:style-name="T193">乌尔都语（巴基斯坦）</text:span><text:span text:style-name="T193"><text:tab/></text:span></text:p>
            <text:p text:style-name="P1"><text:span text:style-name="T194">46</text:span><text:span text:style-name="T194"><text:tab/></text:span><text:span text:style-name="T194">乌尔都语（印度）</text:span><text:span text:style-name="T194"><text:tab/></text:span></text:p>
            <text:p text:style-name="P1"><text:span text:style-name="T195">47</text:span><text:span text:style-name="T195"><text:tab/></text:span><text:span text:style-name="T195">希伯来语</text:span><text:span text:style-name="T195"><text:tab/></text:span></text:p>
            <text:p text:style-name="P1"><text:span text:style-name="T196">48</text:span><text:span text:style-name="T196"><text:tab/></text:span><text:span text:style-name="T196">锡兰文</text:span><text:span text:style-name="T196"><text:tab/></text:span></text:p>
            <text:p text:style-name="P1"><text:span text:style-name="T197">49</text:span><text:span text:style-name="T197"><text:tab/></text:span><text:span text:style-name="T197">信德语</text:span><text:span text:style-name="T197"><text:tab/></text:span></text:p>
            <text:p text:style-name="P1"><text:span text:style-name="T198">50</text:span><text:span text:style-name="T198"><text:tab/></text:span><text:span text:style-name="T198">越南语</text:span><text:span text:style-name="T198"><text:tab/></text:span></text:p>
            <text:p text:style-name="P1"><text:span text:style-name="T19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方正宋体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方正宋体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241$Build-9244</meta:generator>
    <meta:initial-creator>Garfield Peanuts</meta:initial-creator>
    <meta:creation-date>2007-02-14T22:10:50</meta:creation-date>
    <dc:date>2008-01-03T15:22:59</dc:date>
    <meta:editing-cycles>2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